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officeooo:paragraph-rsid="008a037a"/>
    </style:style>
    <style:style style:name="P16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17" style:family="paragraph" style:parent-style-name="Standard">
      <style:text-properties style:font-name="Liberation Serif" fo:font-size="12pt" fo:language="en" fo:country="US" fo:font-weight="normal" officeooo:rsid="00efc23e" officeooo:paragraph-rsid="00efc23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fc06cb"/>
    </style:style>
    <style:style style:name="P21" style:family="paragraph" style:parent-style-name="Standard">
      <style:text-properties style:font-name="Liberation Serif" officeooo:paragraph-rsid="009b8a89"/>
    </style:style>
    <style:style style:name="P22" style:family="paragraph" style:parent-style-name="Standard">
      <style:text-properties style:font-name="Liberation Serif" officeooo:paragraph-rsid="005c4418"/>
    </style:style>
    <style:style style:name="P23" style:family="paragraph" style:parent-style-name="Standard">
      <style:text-properties style:font-name="Liberation Serif" officeooo:rsid="008a237e" officeooo:paragraph-rsid="008a237e"/>
    </style:style>
    <style:style style:name="P24" style:family="paragraph" style:parent-style-name="Standard">
      <style:text-properties style:font-name="Liberation Serif" officeooo:paragraph-rsid="00cec848"/>
    </style:style>
    <style:style style:name="P25" style:family="paragraph" style:parent-style-name="Standard">
      <style:text-properties style:font-name="Liberation Serif" officeooo:rsid="00d0744f" officeooo:paragraph-rsid="00d0744f"/>
    </style:style>
    <style:style style:name="P26" style:family="paragraph" style:parent-style-name="Standard">
      <style:text-properties officeooo:paragraph-rsid="00464d1e"/>
    </style:style>
    <style:style style:name="P27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30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a81a0" style:font-size-asian="12pt" style:font-size-complex="12pt"/>
    </style:style>
    <style:style style:name="P31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0fdfb17" style:font-size-asian="12pt" style:font-size-complex="12pt"/>
    </style:style>
    <style:style style:name="P32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officeooo:paragraph-rsid="0101dfd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officeooo:paragraph-rsid="007cc92a"/>
    </style:style>
    <style:style style:name="P34" style:family="paragraph" style:parent-style-name="Standard">
      <style:text-properties officeooo:paragraph-rsid="00ff8dc4"/>
    </style:style>
    <style:style style:name="P35" style:family="paragraph" style:parent-style-name="Standard">
      <style:text-properties officeooo:paragraph-rsid="0101dfd5"/>
    </style:style>
    <style:style style:name="P36" style:family="paragraph" style:parent-style-name="Preformatted_20_Text">
      <style:text-properties officeooo:paragraph-rsid="00464d1e"/>
    </style:style>
    <style:style style:name="P37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38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41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0dbb880" style:font-size-asian="12pt" style:font-style-asian="italic" style:font-size-complex="12pt" style:font-style-complex="italic"/>
    </style:style>
    <style:style style:name="P42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P43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44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45" style:family="paragraph" style:parent-style-name="Standard">
      <style:text-properties style:font-name="Liberation Serif" fo:font-size="12pt" fo:language="ru" fo:country="RU" officeooo:rsid="000b27cb" officeooo:paragraph-rsid="0038ed84" fo:background-color="transparent" style:font-size-asian="12pt" style:font-size-complex="12pt"/>
    </style:style>
    <style:style style:name="P46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47" style:family="paragraph" style:parent-style-name="Standard" style:list-style-name="L6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48" style:family="paragraph" style:parent-style-name="Standard" style:list-style-name="L2">
      <style:text-properties style:font-name="Liberation Serif" officeooo:paragraph-rsid="00ae7c2c" fo:background-color="#eeeeee"/>
    </style:style>
    <style:style style:name="P49" style:family="paragraph" style:parent-style-name="Standard" style:list-style-name="L5">
      <style:text-properties style:font-name="Liberation Serif" officeooo:rsid="00bb6c5d" officeooo:paragraph-rsid="00bb6c5d"/>
    </style:style>
    <style:style style:name="P50" style:family="paragraph" style:parent-style-name="Standard" style:list-style-name="L5">
      <style:text-properties style:font-name="Liberation Serif" officeooo:rsid="008bfef5" officeooo:paragraph-rsid="00c0fe5b"/>
    </style:style>
    <style:style style:name="P51" style:family="paragraph" style:parent-style-name="Standard" style:list-style-name="L7">
      <style:text-properties style:font-name="Liberation Serif" officeooo:rsid="00d0744f" officeooo:paragraph-rsid="00d0744f"/>
    </style:style>
    <style:style style:name="P52" style:family="paragraph" style:parent-style-name="Standard" style:list-style-name="L3">
      <style:text-properties officeooo:paragraph-rsid="00711ac5"/>
    </style:style>
    <style:style style:name="P53" style:family="paragraph" style:parent-style-name="Standard" style:list-style-name="L4">
      <style:text-properties officeooo:paragraph-rsid="008a037a"/>
    </style:style>
    <style:style style:name="P54" style:family="paragraph" style:parent-style-name="Standard" style:list-style-name="L5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08a237e"/>
    </style:style>
    <style:style style:name="P55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56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57" style:family="paragraph" style:parent-style-name="Standard" style:list-style-name="L7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0d0744f"/>
    </style:style>
    <style:style style:name="P58" style:family="paragraph" style:parent-style-name="Standard" style:list-style-name="L7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0d0744f"/>
    </style:style>
    <style:style style:name="P59" style:family="paragraph" style:parent-style-name="Standard" style:list-style-name="L8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0d78f75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a7722d" style:font-weight-asian="bold" style:font-weight-complex="bold"/>
    </style:style>
    <style:style style:name="T5" style:family="text">
      <style:text-properties fo:font-weight="bold" officeooo:rsid="00408b5b" style:font-weight-asian="bold" style:font-weight-complex="bold"/>
    </style:style>
    <style:style style:name="T6" style:family="text">
      <style:text-properties fo:font-weight="bold" officeooo:rsid="0087004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2468" style:font-weight-asian="normal" style:font-weight-complex="normal"/>
    </style:style>
    <style:style style:name="T9" style:family="text">
      <style:text-properties fo:font-weight="normal" officeooo:rsid="001a2d3b" style:font-weight-asian="normal" style:font-weight-complex="normal"/>
    </style:style>
    <style:style style:name="T10" style:family="text">
      <style:text-properties fo:font-weight="normal" officeooo:rsid="00332686" style:font-weight-asian="normal" style:font-weight-complex="normal"/>
    </style:style>
    <style:style style:name="T11" style:family="text">
      <style:text-properties fo:font-weight="normal" officeooo:rsid="0036bb49" style:font-weight-asian="normal" style:font-weight-complex="normal"/>
    </style:style>
    <style:style style:name="T12" style:family="text">
      <style:text-properties fo:font-weight="normal" officeooo:rsid="006c781f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9b8a89"/>
    </style:style>
    <style:style style:name="T21" style:family="text">
      <style:text-properties fo:language="ru" fo:country="RU" officeooo:rsid="000b27cb"/>
    </style:style>
    <style:style style:name="T22" style:family="text">
      <style:text-properties fo:language="ru" fo:country="RU" officeooo:rsid="00408b5b"/>
    </style:style>
    <style:style style:name="T23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4" style:family="text">
      <style:text-properties fo:language="ru" fo:country="RU" officeooo:rsid="005c4418"/>
    </style:style>
    <style:style style:name="T25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6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27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28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officeooo:rsid="001a2d3b" style:font-weight-asian="normal" style:font-weight-complex="normal"/>
    </style:style>
    <style:style style:name="T31" style:family="text">
      <style:text-properties fo:language="en" fo:country="US" fo:font-weight="normal" officeooo:rsid="00332686" style:font-weight-asian="normal" style:font-weight-complex="normal"/>
    </style:style>
    <style:style style:name="T32" style:family="text">
      <style:text-properties fo:language="en" fo:country="US" style:text-underline-style="solid" style:text-underline-width="auto" style:text-underline-color="font-color"/>
    </style:style>
    <style:style style:name="T33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4" style:family="text">
      <style:text-properties fo:language="en" fo:country="US" style:text-underline-style="solid" style:text-underline-width="auto" style:text-underline-color="font-color" fo:font-weight="normal" officeooo:rsid="006c781f" style:font-weight-asian="normal" style:font-weight-complex="normal"/>
    </style:style>
    <style:style style:name="T35" style:family="text">
      <style:text-properties fo:language="en" fo:country="US" style:text-underline-style="solid" style:text-underline-width="auto" style:text-underline-color="font-color" officeooo:rsid="00408b5b"/>
    </style:style>
    <style:style style:name="T36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language="en" fo:country="US" fo:font-weight="bold" officeooo:rsid="006e15ef" style:font-weight-asian="bold" style:font-weight-complex="bold"/>
    </style:style>
    <style:style style:name="T38" style:family="text">
      <style:text-properties fo:language="en" fo:country="US" officeooo:rsid="00408b5b"/>
    </style:style>
    <style:style style:name="T39" style:family="text">
      <style:text-properties officeooo:rsid="00408b5b"/>
    </style:style>
    <style:style style:name="T40" style:family="text">
      <style:text-properties officeooo:rsid="0048b790"/>
    </style:style>
    <style:style style:name="T41" style:family="text">
      <style:text-properties officeooo:rsid="00535b51"/>
    </style:style>
    <style:style style:name="T42" style:family="text">
      <style:text-properties fo:font-style="italic" officeooo:rsid="00535b51" style:font-style-asian="italic" style:font-style-complex="italic"/>
    </style:style>
    <style:style style:name="T43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48" style:family="text">
      <style:text-properties fo:font-variant="normal" fo:text-transform="none" fo:color="#333333" fo:font-size="12pt" fo:letter-spacing="normal" fo:font-style="normal" fo:font-weight="normal"/>
    </style:style>
    <style:style style:name="T49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50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1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2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3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57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8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9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60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61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62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67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8a037a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559af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71be4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101dfd5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78" style:family="text">
      <style:text-properties fo:font-variant="normal" fo:text-transform="none" fo:color="#333333" style:font-name="Liberation Serif" fo:font-size="12pt" fo:letter-spacing="normal" fo:language="en" fo:country="US" fo:font-style="italic" fo:font-weight="bold" officeooo:rsid="00f19283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font-variant="normal" fo:text-transform="none" fo:color="#333333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559af" style:font-size-asian="12pt" style:font-style-asian="italic" style:font-size-complex="12pt" style:font-style-complex="italic"/>
    </style:style>
    <style:style style:name="T81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2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83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84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86" style:family="text">
      <style:text-properties fo:font-variant="normal" fo:text-transform="none" fo:color="#333333" fo:letter-spacing="normal" fo:font-style="normal" fo:font-weight="normal"/>
    </style:style>
    <style:style style:name="T87" style:family="text">
      <style:text-properties fo:font-variant="normal" fo:text-transform="none" fo:color="#333333" fo:letter-spacing="normal" fo:font-style="normal" fo:font-weight="normal" officeooo:rsid="00590f69"/>
    </style:style>
    <style:style style:name="T88" style:family="text">
      <style:text-properties fo:font-variant="normal" fo:text-transform="none" fo:color="#333333" fo:letter-spacing="normal" fo:font-style="normal" fo:font-weight="normal" officeooo:rsid="00711ac5"/>
    </style:style>
    <style:style style:name="T89" style:family="text">
      <style:text-properties fo:font-variant="normal" fo:text-transform="none" fo:color="#333333" fo:letter-spacing="normal" fo:font-style="normal" fo:font-weight="normal" officeooo:rsid="007ec866"/>
    </style:style>
    <style:style style:name="T90" style:family="text">
      <style:text-properties fo:font-variant="normal" fo:text-transform="none" fo:color="#333333" fo:letter-spacing="normal" fo:font-style="normal" fo:font-weight="normal" officeooo:rsid="007f2568"/>
    </style:style>
    <style:style style:name="T91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92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93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94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95" style:family="text">
      <style:text-properties fo:font-variant="normal" fo:text-transform="none" fo:color="#333333" fo:letter-spacing="normal" fo:font-style="normal" fo:font-weight="normal" officeooo:rsid="008a037a" style:font-size-asian="12pt" style:font-size-complex="12pt"/>
    </style:style>
    <style:style style:name="T9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9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9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9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100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101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102" style:family="text">
      <style:text-properties fo:font-variant="normal" fo:text-transform="none" fo:color="#333333" fo:letter-spacing="normal" fo:font-style="normal" loext:padding="0in" loext:border="none"/>
    </style:style>
    <style:style style:name="T103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104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105" style:family="text">
      <style:text-properties fo:font-variant="normal" fo:text-transform="none" fo:color="#333333" fo:letter-spacing="normal" fo:font-style="normal" officeooo:rsid="009eece7"/>
    </style:style>
    <style:style style:name="T106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07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9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10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11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112" style:family="text">
      <style:text-properties fo:font-variant="normal" fo:text-transform="none" fo:color="#333333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4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15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16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7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8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0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22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23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26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28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29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30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31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32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33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3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3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fo:font-variant="normal" fo:text-transform="none" fo:color="#bababa" fo:letter-spacing="normal" fo:language="ru" fo:country="RU" officeooo:rsid="000b27cb"/>
    </style:style>
    <style:style style:name="T138" style:family="text">
      <style:text-properties fo:font-variant="normal" fo:text-transform="none" fo:color="#bababa" fo:letter-spacing="normal" officeooo:rsid="000b27cb"/>
    </style:style>
    <style:style style:name="T139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40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41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42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43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44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45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46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47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148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49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424242" fo:letter-spacing="normal" fo:font-style="normal" officeooo:rsid="00d64f2e"/>
    </style:style>
    <style:style style:name="T151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2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56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157" style:family="text">
      <style:text-properties fo:font-variant="normal" fo:text-transform="none" fo:color="#0000ff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158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59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60" style:family="text">
      <style:text-properties officeooo:rsid="006e15ef"/>
    </style:style>
    <style:style style:name="T161" style:family="text">
      <style:text-properties fo:font-size="12pt" style:font-size-asian="12pt" style:font-size-complex="12pt"/>
    </style:style>
    <style:style style:name="T162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163" style:family="text">
      <style:text-properties fo:font-size="12pt" fo:language="ru" fo:country="RU" officeooo:rsid="000b27cb" style:font-size-asian="12pt" style:font-size-complex="12pt"/>
    </style:style>
    <style:style style:name="T164" style:family="text">
      <style:text-properties fo:font-size="12pt" fo:language="ru" fo:country="RU" officeooo:rsid="00ae7c2c" style:font-size-asian="12pt" style:font-size-complex="12pt"/>
    </style:style>
    <style:style style:name="T165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66" style:family="text">
      <style:text-properties fo:font-size="12pt" fo:language="ru" fo:country="RU" fo:font-weight="bold" officeooo:rsid="00d64f2e" style:font-size-asian="12pt" style:font-size-complex="12pt"/>
    </style:style>
    <style:style style:name="T167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font-size="12pt" fo:language="ru" fo:country="RU" officeooo:rsid="000b27cb"/>
    </style:style>
    <style:style style:name="T169" style:family="text">
      <style:text-properties fo:font-size="12pt" officeooo:rsid="000b27cb"/>
    </style:style>
    <style:style style:name="T170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171" style:family="text">
      <style:text-properties fo:font-size="12pt" fo:language="en" fo:country="US" officeooo:rsid="00ae7c2c" style:font-size-asian="12pt" style:font-size-complex="12pt"/>
    </style:style>
    <style:style style:name="T172" style:family="text">
      <style:text-properties fo:font-size="12pt" fo:language="en" fo:country="US" fo:font-weight="bold" officeooo:rsid="00d64f2e" style:font-size-asian="12pt" style:font-size-complex="12pt"/>
    </style:style>
    <style:style style:name="T173" style:family="text">
      <style:text-properties fo:font-size="12pt" fo:language="en" fo:country="US" fo:font-weight="bold" officeooo:rsid="00ae7c2c" style:font-size-asian="12pt" style:font-weight-asian="bold" style:font-size-complex="12pt" style:font-weight-complex="bold"/>
    </style:style>
    <style:style style:name="T174" style:family="text">
      <style:text-properties style:text-underline-style="none"/>
    </style:style>
    <style:style style:name="T175" style:family="text">
      <style:text-properties style:text-underline-style="none" officeooo:rsid="009263a3"/>
    </style:style>
    <style:style style:name="T176" style:family="text">
      <style:text-properties fo:color="#6896ba" fo:font-size="9.75pt" officeooo:rsid="000b27cb"/>
    </style:style>
    <style:style style:name="T177" style:family="text">
      <style:text-properties fo:color="#6896ba" fo:font-size="9.75pt" fo:language="en" fo:country="US" officeooo:rsid="000b27cb"/>
    </style:style>
    <style:style style:name="T178" style:family="text">
      <style:text-properties officeooo:rsid="00a7722d"/>
    </style:style>
    <style:style style:name="T179" style:family="text">
      <style:text-properties fo:color="#7f7f7f" fo:font-size="9.75pt" officeooo:rsid="000b27cb"/>
    </style:style>
    <style:style style:name="T180" style:family="text">
      <style:text-properties fo:color="#7f7f7f" fo:font-size="9.75pt" fo:language="en" fo:country="US" officeooo:rsid="000b27cb"/>
    </style:style>
    <style:style style:name="T181" style:family="text">
      <style:text-properties fo:color="#c06616" fo:font-size="9.75pt" fo:language="en" fo:country="US" officeooo:rsid="000b27cb"/>
    </style:style>
    <style:style style:name="T182" style:family="text">
      <style:text-properties fo:color="#00864b" fo:font-size="9.75pt" officeooo:rsid="000b27cb"/>
    </style:style>
    <style:style style:name="T183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184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185" style:family="text">
      <style:text-properties fo:color="#2b2b2b" officeooo:rsid="00d64f2e" style:font-weight-asian="normal" style:font-weight-complex="normal"/>
    </style:style>
    <style:style style:name="T186" style:family="text">
      <style:text-properties officeooo:rsid="00f559af" style:font-style-asian="italic" style:font-style-complex="italic"/>
    </style:style>
    <style:style style:name="T187" style:family="text">
      <style:text-properties officeooo:rsid="008a037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#. </text:span><text:span text:style-name="T5">Типы данных (typeof):</text:span></text:p>
      <text:list xml:id="list3809533074" text:style-name="L1">
        <text:list-item>
          <text:p text:style-name="P43"><text:span text:style-name="T23">Примитивные типы</text:span><text:span text:style-name="T25">:</text:span></text:p>
        </text:list-item>
      </text:list>
      <text:p text:style-name="P5"><text:tab/><text:span text:style-name="T39">1. «</text:span><text:span text:style-name="T35">number</text:span><text:span text:style-name="T39">» </text:span>→<text:span text:style-name="T39"> целые и дробные числа</text:span></text:p>
      <text:p text:style-name="P5"><text:tab/><text:tab/><text:span text:style-name="T40">Спец.числовые значения:</text:span></text:p>
      <text:p text:style-name="P10"><text:tab/><text:tab/><text:tab/>&gt; «Infinity» — бесконечность = 1/0</text:p>
      <text:p text:style-name="P10"><text:tab/><text:tab/><text:tab/>&gt; «NaN» — not-a-number (ошибка вычислений) = «...some string...» * 2</text:p>
      <text:p text:style-name="P5"><text:tab/><text:span text:style-name="T39">2. «</text:span><text:span text:style-name="T35">bigint</text:span><text:span text:style-name="T39">» </text:span>→<text:span text:style-name="T41">(используется в </text:span><text:span text:style-name="T42">криптографии</text:span><text:span text:style-name="T41"> или при использовании </text:span><text:span text:style-name="T42">timestamp с микросекундами</text:span><text:span text:style-name="T41">, <text:tab/><text:tab/><text:tab/>когда нужны действительно большие числа) больше 16 цифр.</text:span></text:p>
      <text:p text:style-name="P1"><text:span text:style-name="T158"><text:tab/><text:tab/><text:tab/></text:span><text:span text:style-name="Source_20_Text"><text:span text:style-name="T43">const</text:span></text:span><text:span text:style-name="Source_20_Text"><text:span text:style-name="T64"> bigInt </text:span></text:span><text:span text:style-name="Source_20_Text"><text:span text:style-name="T116">=</text:span></text:span><text:span text:style-name="Source_20_Text"><text:span text:style-name="T64"> </text:span></text:span><text:span text:style-name="Source_20_Text"><text:span text:style-name="T118">1234567890123456789012345678901234567890n</text:span></text:span><text:span text:style-name="Source_20_Text"><text:span text:style-name="T119">;</text:span></text:span></text:p>
      <text:p text:style-name="P18"><text:span text:style-name="T21"><text:tab/></text:span><text:span text:style-name="T24">3</text:span><text:span text:style-name="T22">. «</text:span><text:span text:style-name="T35">string</text:span><text:span text:style-name="T22">» </text:span><text:span text:style-name="T21">→</text:span></text:p>
      <text:p text:style-name="P6"><text:tab/><text:span text:style-name="T39">4. «</text:span><text:span text:style-name="T38">boolean</text:span><text:span text:style-name="T39">» </text:span>→</text:p>
      <text:p text:style-name="P18"><text:span text:style-name="T21"><text:tab/></text:span><text:span text:style-name="T24">5</text:span><text:span text:style-name="T22">. «</text:span><text:span text:style-name="T35">null</text:span><text:span text:style-name="T22">» </text:span><text:span text:style-name="T21">→ </text:span><text:span text:style-name="T86">«ничего» или «значение неизвестно».</text:span></text:p>
      <text:p text:style-name="P18"><text:span text:style-name="T87"><text:tab/><text:tab/><text:tab/>* Н</text:span><text:span text:style-name="T86">е является «ссылкой на несуществующий объект» или «нулевым указателем»</text:span><text:span text:style-name="T87">.</text:span></text:p>
      <text:p text:style-name="P22"><text:span text:style-name="T53"><text:tab/><text:tab/><text:tab/>* </text:span><text:span text:style-name="T54">null — должен быть явно присвоен: </text:span><text:span text:style-name="T122">let</text:span><text:span text:style-name="T121"> </text:span><text:span text:style-name="T122">a = null;</text:span></text:p>
      <text:p text:style-name="P19"><text:span text:style-name="T141"><text:tab/><text:tab/><text:tab/><text:tab/>null</text:span><text:span text:style-name="T137"> </text:span><text:span text:style-name="T139">== </text:span><text:span text:style-name="T142">true</text:span><text:span text:style-name="T139">;<text:tab/><text:tab/><text:tab/></text:span><text:span text:style-name="T144">// </text:span><text:span text:style-name="T146">false</text:span></text:p>
      <text:p text:style-name="P16"><text:span text:style-name="T140"><text:tab/><text:tab/><text:tab/><text:tab/></text:span><text:span text:style-name="T143">null</text:span><text:span text:style-name="T138"> </text:span><text:span text:style-name="T140">== </text:span><text:span text:style-name="T143">false</text:span><text:span text:style-name="T140">;<text:tab/><text:tab/><text:tab/></text:span><text:span text:style-name="T145">// </text:span><text:span text:style-name="T147">false</text:span></text:p>
      <text:p text:style-name="P16"><text:span text:style-name="T140"><text:tab/><text:tab/><text:tab/><text:tab/></text:span><text:span text:style-name="T143">null</text:span><text:span text:style-name="T138"> </text:span><text:span text:style-name="T140">=== </text:span><text:span text:style-name="T143">true</text:span><text:span text:style-name="T140">;<text:tab/><text:tab/></text:span><text:span text:style-name="T145">// </text:span><text:span text:style-name="T147">false</text:span></text:p>
      <text:p text:style-name="P16"><text:span text:style-name="T140"><text:tab/><text:tab/><text:tab/><text:tab/></text:span><text:span text:style-name="T143">null</text:span><text:span text:style-name="T138"> </text:span><text:span text:style-name="T140">=== </text:span><text:span text:style-name="T143">false</text:span><text:span text:style-name="T140">; <text:tab/><text:tab/></text:span><text:span text:style-name="T145">// </text:span><text:span text:style-name="T147">false</text:span></text:p>
      <text:p text:style-name="P18"><text:span text:style-name="T21"><text:tab/></text:span><text:span text:style-name="T22">6. «</text:span><text:span text:style-name="T38">undefined</text:span><text:span text:style-name="T22">» </text:span><text:span text:style-name="T21">→</text:span><text:span text:style-name="T86">«значение не присвоено»</text:span></text:p>
      <text:p text:style-name="P16"><text:span text:style-name="T140"><text:tab/><text:tab/><text:tab/><text:tab/></text:span><text:span text:style-name="T143">undefined</text:span><text:span text:style-name="T138"> </text:span><text:span text:style-name="T140">== </text:span><text:span text:style-name="T143">true</text:span><text:span text:style-name="T140">;<text:tab/><text:tab/></text:span><text:span text:style-name="T145">// </text:span><text:span text:style-name="T147">false</text:span></text:p>
      <text:p text:style-name="P16"><text:span text:style-name="T140"><text:tab/><text:tab/><text:tab/><text:tab/></text:span><text:span text:style-name="T143">undefined</text:span><text:span text:style-name="T138"> </text:span><text:span text:style-name="T140">== </text:span><text:span text:style-name="T143">false</text:span><text:span text:style-name="T140">; <text:tab/><text:tab/></text:span><text:span text:style-name="T145">// </text:span><text:span text:style-name="T147">false</text:span></text:p>
      <text:p text:style-name="P16"><text:span text:style-name="T140"><text:tab/><text:tab/><text:tab/><text:tab/></text:span><text:span text:style-name="T143">undefined</text:span><text:span text:style-name="T138"> </text:span><text:span text:style-name="T140">=== </text:span><text:span text:style-name="T143">true</text:span><text:span text:style-name="T140">;<text:tab/><text:tab/></text:span><text:span text:style-name="T145">// </text:span><text:span text:style-name="T147">false</text:span></text:p>
      <text:p text:style-name="P16"><text:span text:style-name="T140"><text:tab/><text:tab/><text:tab/><text:tab/></text:span><text:span text:style-name="T143">undefined</text:span><text:span text:style-name="T138"> </text:span><text:span text:style-name="T140">=== </text:span><text:span text:style-name="T143">false</text:span><text:span text:style-name="T140">;<text:tab/><text:tab/></text:span><text:span text:style-name="T145">// </text:span><text:span text:style-name="T147">false</text:span></text:p>
      <text:list xml:id="list1579013635" text:style-name="L2">
        <text:list-item>
          <text:p text:style-name="P48"><text:span text:style-name="T163">«</text:span><text:span text:style-name="T173">undefined</text:span><text:span text:style-name="T164">» </text:span><text:span text:style-name="T171">vs</text:span><text:span text:style-name="T164"> «</text:span><text:span text:style-name="T173">null</text:span><text:span text:style-name="T164">»:</text:span></text:p>
        </text:list-item>
      </text:list>
      <text:p text:style-name="P27"><text:span text:style-name="T169"><text:tab/><text:tab/><text:tab/><text:tab/></text:span><text:span text:style-name="T176">null</text:span><text:span text:style-name="T169"> !== </text:span><text:span text:style-name="T176">undefined</text:span><text:span text:style-name="T169">;</text:span><text:span text:style-name="T179"><text:tab/><text:tab/>// </text:span><text:span text:style-name="T182">true</text:span></text:p>
      <text:p text:style-name="P28"><text:span text:style-name="T168"><text:tab/><text:tab/><text:tab/><text:tab/></text:span><text:span text:style-name="T177">null</text:span><text:span text:style-name="T168"> != </text:span><text:span text:style-name="T177">undefined</text:span><text:span text:style-name="T168">;</text:span><text:span text:style-name="T180"><text:tab/><text:tab/>// </text:span><text:span text:style-name="T181">false</text:span></text:p>
      <text:p text:style-name="P19"><text:span text:style-name="T21"><text:tab/></text:span><text:span text:style-name="T22">7. «</text:span><text:span text:style-name="T38">symbol</text:span><text:span text:style-name="T22">» </text:span><text:span text:style-name="T21">→</text:span><text:span text:style-name="T106">Символы гарантированно уникальны. Даже если мы создадим множество символов <text:tab/><text:tab/><text:tab/>с одинаковым описанием</text:span></text:p>
      <text:p text:style-name="P26"><text:span text:style-name="T63"><text:tab/><text:tab/><text:tab/>* Создаются новые символы с помощью функции </text:span><text:span text:style-name="Source_20_Text"><text:span text:style-name="T64">Symbol()</text:span></text:span></text:p>
      <text:p text:style-name="P36"><text:span text:style-name="Source_20_Text"><text:span text:style-name="T125"><text:tab/><text:tab/><text:tab/><text:tab/></text:span></text:span><text:span text:style-name="Source_20_Text"><text:span text:style-name="T123">// Создаём новый символ — </text:span></text:span><text:span text:style-name="Source_20_Text"><text:span text:style-name="T124">id</text:span></text:span></text:p>
      <text:p text:style-name="P37"><text:span text:style-name="Source_20_Text"><text:span text:style-name="T44"><text:tab/><text:tab/><text:tab/><text:tab/>let</text:span></text:span><text:span text:style-name="Source_20_Text"><text:span text:style-name="T74"> id </text:span></text:span><text:span text:style-name="Source_20_Text"><text:span text:style-name="T117">=</text:span></text:span><text:span text:style-name="Source_20_Text"><text:span text:style-name="T74"> Symbol</text:span></text:span><text:span text:style-name="Source_20_Text"><text:span text:style-name="T120">();</text:span></text:span></text:p>
      <text:p text:style-name="P36"><text:span text:style-name="Source_20_Text"><text:span text:style-name="T123"><text:tab/><text:tab/><text:tab/><text:tab/>// Создаём символ </text:span></text:span><text:span text:style-name="Source_20_Text"><text:span text:style-name="T124">id</text:span></text:span><text:span text:style-name="Source_20_Text"><text:span text:style-name="T123"> с описанием (именем) "</text:span></text:span><text:span text:style-name="Source_20_Text"><text:span text:style-name="T124">id</text:span></text:span><text:span text:style-name="Source_20_Text"><text:span text:style-name="T123">"</text:span></text:span></text:p>
      <text:p text:style-name="P37"><text:span text:style-name="Source_20_Text"><text:span text:style-name="T44"><text:tab/><text:tab/><text:tab/><text:tab/>let</text:span></text:span><text:span text:style-name="Source_20_Text"><text:span text:style-name="T74"> id </text:span></text:span><text:span text:style-name="Source_20_Text"><text:span text:style-name="T117">=</text:span></text:span><text:span text:style-name="Source_20_Text"><text:span text:style-name="T74"> Symbol</text:span></text:span><text:span text:style-name="Source_20_Text"><text:span text:style-name="T120">(</text:span></text:span><text:span text:style-name="Source_20_Text"><text:span text:style-name="T126">"id"</text:span></text:span><text:span text:style-name="Source_20_Text"><text:span text:style-name="T120">);</text:span></text:span></text:p>
      <text:list xml:id="list114608193446147" text:continue-list="list3809533074" text:style-name="L1">
        <text:list-item>
          <text:p text:style-name="P44"><text:span text:style-name="T19">Объекты</text:span><text:span text:style-name="T2">:</text:span></text:p>
        </text:list-item>
      </text:list>
      <text:p text:style-name="P7"><text:span text:style-name="T39"><text:tab/>8. «</text:span><text:span text:style-name="T38">object</text:span><text:span text:style-name="T39">» </text:span>→</text:p>
      <text:p text:style-name="P14"/>
      <text:p text:style-name="P8"><text:span text:style-name="T11"><text:tab/>* </text:span><text:span text:style-name="T12">все значения в JS за исключением </text:span><text:span text:style-name="T34">null</text:span><text:span text:style-name="T12"> и </text:span><text:span text:style-name="T34">undefined</text:span><text:span text:style-name="T12">, содержат набор вспомогательных функций и <text:tab/>значений, доступных «</text:span><text:span text:style-name="T3">через точку</text:span><text:span text:style-name="T12">»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46:06.672821226</dc:date>
    <meta:editing-duration>P1DT12H41M59S</meta:editing-duration>
    <meta:editing-cycles>180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13" meta:character-count="1455" meta:non-whitespace-character-count="1169"/>
  </office:meta>
</office:document-meta>
</file>